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ngolo_20_tabella_20_pivot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ampo_20_tabella_20_pivot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egoria_20_tabella_20_pivot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tabella_20_pivot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olo_20_tabella_20_pivot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mpo_20_tabella_20_pivot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ia_20_tabella_20_pivot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ore_20_tabella_20_pivot">
      <style:table-cell-properties fo:border-bottom="none" fo:border-left="0.99pt solid #000000" fo:border-right="none" fo:border-top="0.99pt solid #000000"/>
    </style:style>
    <style:style style:name="ce9" style:family="table-cell" style:parent-style-name="Valore_20_tabella_20_pivot">
      <style:table-cell-properties fo:border-bottom="none" fo:border-left="0.99pt solid #000000" fo:border-right="none" fo:border-top="none"/>
    </style:style>
    <style:style style:name="ce10" style:family="table-cell" style:parent-style-name="Valore_20_tabella_20_pivot">
      <style:table-cell-properties fo:border-bottom="0.99pt solid #000000" fo:border-left="0.99pt solid #000000" fo:border-right="none" fo:border-top="none"/>
    </style:style>
    <style:style style:name="ce11" style:family="table-cell" style:parent-style-name="Risultato_20_tabella_20_pivo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Angolo_20_tabella_20_pivot">
      <style:table-cell-properties fo:border-bottom="0.99pt solid #000000" fo:border-left="none" fo:border-right="none" fo:border-top="2.01pt solid #000000"/>
    </style:style>
    <style:style style:name="ce13" style:family="table-cell" style:parent-style-name="Categoria_20_tabella_20_pivot" style:data-style-name="N0">
      <style:table-cell-properties fo:border-bottom="0.99pt solid #000000" fo:border-left="none" fo:border-right="none" fo:border-top="none"/>
    </style:style>
    <style:style style:name="ce14" style:family="table-cell" style:parent-style-name="Valore_20_tabella_20_pivot">
      <style:table-cell-properties fo:border-bottom="none" fo:border-left="none" fo:border-right="0.99pt solid #000000" fo:border-top="0.99pt solid #000000"/>
    </style:style>
    <style:style style:name="ce15" style:family="table-cell" style:parent-style-name="Valore_20_tabella_20_pivot">
      <style:table-cell-properties fo:border-bottom="none" fo:border-left="none" fo:border-right="0.99pt solid #000000" fo:border-top="none"/>
    </style:style>
    <style:style style:name="ce16" style:family="table-cell" style:parent-style-name="Valore_20_tabella_20_pivot">
      <style:table-cell-properties fo:border-bottom="0.99pt solid #000000" fo:border-left="none" fo:border-right="0.99pt solid #000000" fo:border-top="none"/>
    </style:style>
    <style:style style:name="ce17" style:family="table-cell" style:parent-style-name="Risultato_20_tabella_20_pivot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Angolo_20_tabella_20_pivot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Titolo_20_tabella_20_pivot" style:data-style-name="N0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Risultato_20_tabella_20_pivot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Risultato_20_tabella_20_pivot">
      <style:table-cell-properties fo:border-bottom="none" fo:border-left="0.99pt solid #000000" fo:border-right="2.01pt solid #000000" fo:border-top="none"/>
    </style:style>
    <style:style style:name="ce22" style:family="table-cell" style:parent-style-name="Risultato_20_tabella_20_pivot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Risultato_20_tabella_20_pivo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row_Ntcol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" calcext:value-type="float">
            <text:p>3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" calcext:value-type="float">
            <text:p>3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" calcext:value-type="float">
            <text:p>50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5" calcext:value-type="float">
            <text:p>5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0" calcext:value-type="float">
            <text:p>60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65" calcext:value-type="float">
            <text:p>65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65" calcext:value-type="float">
            <text:p>65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0" calcext:value-type="float">
            <text:p>70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0" calcext:value-type="float">
            <text:p>70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75" calcext:value-type="float">
            <text:p>75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75" calcext:value-type="float">
            <text:p>7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0" calcext:value-type="float">
            <text:p>80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0" calcext:value-type="float">
            <text:p>80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85" calcext:value-type="float">
            <text:p>85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85" calcext:value-type="float">
            <text:p>85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0" calcext:value-type="float">
            <text:p>90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95" calcext:value-type="float">
            <text:p>95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95" calcext:value-type="float">
            <text:p>95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5" calcext:value-type="float">
            <text:p>105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5" calcext:value-type="float">
            <text:p>105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0" calcext:value-type="float">
            <text:p>110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0" calcext:value-type="float">
            <text:p>110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15" calcext:value-type="float">
            <text:p>115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15" calcext:value-type="float">
            <text:p>115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0" calcext:value-type="float">
            <text:p>120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25" calcext:value-type="float">
            <text:p>125</text:p>
          </table:table-cell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25" calcext:value-type="float">
            <text:p>125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0" calcext:value-type="float">
            <text:p>130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0" calcext:value-type="float">
            <text:p>130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35" calcext:value-type="float">
            <text:p>135</text:p>
          </table:table-cell>
          <table:table-cell office:value-type="float" office:value="3.74" calcext:value-type="float">
            <text:p>3,7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35" calcext:value-type="float">
            <text:p>135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0" calcext:value-type="float">
            <text:p>140</text:p>
          </table:table-cell>
          <table:table-cell office:value-type="float" office:value="3.64" calcext:value-type="float">
            <text:p>3,6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0" calcext:value-type="float">
            <text:p>140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45" calcext:value-type="float">
            <text:p>145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45" calcext:value-type="float">
            <text:p>145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0" calcext:value-type="float">
            <text:p>150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0" calcext:value-type="float">
            <text:p>150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55" calcext:value-type="float">
            <text:p>155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5" calcext:value-type="float">
            <text:p>155</text:p>
          </table:table-cell>
          <table:table-cell office:value-type="float" office:value="4.19" calcext:value-type="float">
            <text:p>4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0" calcext:value-type="float">
            <text:p>16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0" calcext:value-type="float">
            <text:p>160</text:p>
          </table:table-cell>
          <table:table-cell office:value-type="float" office:value="3.87" calcext:value-type="float">
            <text:p>3,8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65" calcext:value-type="float">
            <text:p>165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65" calcext:value-type="float">
            <text:p>16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0" calcext:value-type="float">
            <text:p>170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0" calcext:value-type="float">
            <text:p>170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75" calcext:value-type="float">
            <text:p>175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75" calcext:value-type="float">
            <text:p>175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0" calcext:value-type="float">
            <text:p>180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0" calcext:value-type="float">
            <text:p>180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85" calcext:value-type="float">
            <text:p>185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85" calcext:value-type="float">
            <text:p>18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0" calcext:value-type="float">
            <text:p>19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0" calcext:value-type="float">
            <text:p>190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95" calcext:value-type="float">
            <text:p>195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95" calcext:value-type="float">
            <text:p>19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0" calcext:value-type="float">
            <text:p>200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05" calcext:value-type="float">
            <text:p>205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05" calcext:value-type="float">
            <text:p>20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0" calcext:value-type="float">
            <text:p>210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0" calcext:value-type="float">
            <text:p>210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15" calcext:value-type="float">
            <text:p>215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15" calcext:value-type="float">
            <text:p>21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0" calcext:value-type="float">
            <text:p>220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0" calcext:value-type="float">
            <text:p>220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25" calcext:value-type="float">
            <text:p>225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25" calcext:value-type="float">
            <text:p>225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0" calcext:value-type="float">
            <text:p>230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0" calcext:value-type="float">
            <text:p>230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35" calcext:value-type="float">
            <text:p>23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35" calcext:value-type="float">
            <text:p>235</text:p>
          </table:table-cell>
          <table:table-cell office:value-type="float" office:value="2.83" calcext:value-type="float">
            <text:p>2,8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0" calcext:value-type="float">
            <text:p>240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45" calcext:value-type="float">
            <text:p>245</text:p>
          </table:table-cell>
          <table:table-cell office:value-type="float" office:value="4.52" calcext:value-type="float">
            <text:p>4,5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45" calcext:value-type="float">
            <text:p>245</text:p>
          </table:table-cell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0" calcext:value-type="float">
            <text:p>250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0" calcext:value-type="float">
            <text:p>250</text:p>
          </table:table-cell>
          <table:table-cell office:value-type="float" office:value="3.58" calcext:value-type="float">
            <text:p>3,5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55" calcext:value-type="float">
            <text:p>255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55" calcext:value-type="float">
            <text:p>255</text:p>
          </table:table-cell>
          <table:table-cell office:value-type="float" office:value="5.16" calcext:value-type="float">
            <text:p>5,1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0" calcext:value-type="float">
            <text:p>260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0" calcext:value-type="float">
            <text:p>260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65" calcext:value-type="float">
            <text:p>265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65" calcext:value-type="float">
            <text:p>265</text:p>
          </table:table-cell>
          <table:table-cell office:value-type="float" office:value="5.21" calcext:value-type="float">
            <text:p>5,2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0" calcext:value-type="float">
            <text:p>270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0" calcext:value-type="float">
            <text:p>270</text:p>
          </table:table-cell>
          <table:table-cell office:value-type="float" office:value="5.22" calcext:value-type="float">
            <text:p>5,2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75" calcext:value-type="float">
            <text:p>275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75" calcext:value-type="float">
            <text:p>275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0" calcext:value-type="float">
            <text:p>280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0" calcext:value-type="float">
            <text:p>280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85" calcext:value-type="float">
            <text:p>285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85" calcext:value-type="float">
            <text:p>28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0" calcext:value-type="float">
            <text:p>290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0" calcext:value-type="float">
            <text:p>290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295" calcext:value-type="float">
            <text:p>295</text:p>
          </table:table-cell>
          <table:table-cell office:value-type="float" office:value="4.44" calcext:value-type="float">
            <text:p>4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295" calcext:value-type="float">
            <text:p>295</text:p>
          </table:table-cell>
          <table:table-cell office:value-type="float" office:value="4.59" calcext:value-type="float">
            <text:p>4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0" calcext:value-type="float">
            <text:p>300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0" calcext:value-type="float">
            <text:p>300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05" calcext:value-type="float">
            <text:p>305</text:p>
          </table:table-cell>
          <table:table-cell office:value-type="float" office:value="8.48" calcext:value-type="float">
            <text:p>8,4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05" calcext:value-type="float">
            <text:p>305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0" calcext:value-type="float">
            <text:p>310</text:p>
          </table:table-cell>
          <table:table-cell office:value-type="float" office:value="8.47" calcext:value-type="float">
            <text:p>8,4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0" calcext:value-type="float">
            <text:p>310</text:p>
          </table:table-cell>
          <table:table-cell office:value-type="float" office:value="10.19" calcext:value-type="float">
            <text:p>10,1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15" calcext:value-type="float">
            <text:p>315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15" calcext:value-type="float">
            <text:p>315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0" calcext:value-type="float">
            <text:p>320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0" calcext:value-type="float">
            <text:p>320</text:p>
          </table:table-cell>
          <table:table-cell office:value-type="float" office:value="10.25" calcext:value-type="float">
            <text:p>10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25" calcext:value-type="float">
            <text:p>325</text:p>
          </table:table-cell>
          <table:table-cell office:value-type="float" office:value="8.69" calcext:value-type="float">
            <text:p>8,6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25" calcext:value-type="float">
            <text:p>325</text:p>
          </table:table-cell>
          <table:table-cell office:value-type="float" office:value="10.27" calcext:value-type="float">
            <text:p>10,2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0" calcext:value-type="float">
            <text:p>330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0" calcext:value-type="float">
            <text:p>330</text:p>
          </table:table-cell>
          <table:table-cell office:value-type="float" office:value="10.22" calcext:value-type="float">
            <text:p>10,2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35" calcext:value-type="float">
            <text:p>335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35" calcext:value-type="float">
            <text:p>335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0" calcext:value-type="float">
            <text:p>340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0" calcext:value-type="float">
            <text:p>340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45" calcext:value-type="float">
            <text:p>345</text:p>
          </table:table-cell>
          <table:table-cell office:value-type="float" office:value="8.72" calcext:value-type="float">
            <text:p>8,7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45" calcext:value-type="float">
            <text:p>345</text:p>
          </table:table-cell>
          <table:table-cell office:value-type="float" office:value="10.34" calcext:value-type="float">
            <text:p>10,3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0" calcext:value-type="float">
            <text:p>350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0" calcext:value-type="float">
            <text:p>350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55" calcext:value-type="float">
            <text:p>355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55" calcext:value-type="float">
            <text:p>355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0" calcext:value-type="float">
            <text:p>360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0" calcext:value-type="float">
            <text:p>360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65" calcext:value-type="float">
            <text:p>365</text:p>
          </table:table-cell>
          <table:table-cell office:value-type="float" office:value="9.61" calcext:value-type="float">
            <text:p>9,6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65" calcext:value-type="float">
            <text:p>365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0" calcext:value-type="float">
            <text:p>370</text:p>
          </table:table-cell>
          <table:table-cell office:value-type="float" office:value="7.21" calcext:value-type="float">
            <text:p>7,2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0" calcext:value-type="float">
            <text:p>370</text:p>
          </table:table-cell>
          <table:table-cell office:value-type="float" office:value="10.48" calcext:value-type="float">
            <text:p>10,4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75" calcext:value-type="float">
            <text:p>375</text:p>
          </table:table-cell>
          <table:table-cell office:value-type="float" office:value="9.65" calcext:value-type="float">
            <text:p>9,6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75" calcext:value-type="float">
            <text:p>375</text:p>
          </table:table-cell>
          <table:table-cell office:value-type="float" office:value="10.51" calcext:value-type="float">
            <text:p>10,5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0" calcext:value-type="float">
            <text:p>380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0" calcext:value-type="float">
            <text:p>380</text:p>
          </table:table-cell>
          <table:table-cell office:value-type="float" office:value="10.61" calcext:value-type="float">
            <text:p>10,6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85" calcext:value-type="float">
            <text:p>385</text:p>
          </table:table-cell>
          <table:table-cell office:value-type="float" office:value="9.26" calcext:value-type="float">
            <text:p>9,2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85" calcext:value-type="float">
            <text:p>385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0" calcext:value-type="float">
            <text:p>390</text:p>
          </table:table-cell>
          <table:table-cell office:value-type="float" office:value="9.22" calcext:value-type="float">
            <text:p>9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0" calcext:value-type="float">
            <text:p>390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95" calcext:value-type="float">
            <text:p>395</text:p>
          </table:table-cell>
          <table:table-cell office:value-type="float" office:value="8.84" calcext:value-type="float">
            <text:p>8,8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395" calcext:value-type="float">
            <text:p>395</text:p>
          </table:table-cell>
          <table:table-cell office:value-type="float" office:value="9.11" calcext:value-type="float">
            <text:p>9,1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0" calcext:value-type="float">
            <text:p>400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0" calcext:value-type="float">
            <text:p>400</text:p>
          </table:table-cell>
          <table:table-cell office:value-type="float" office:value="10.47" calcext:value-type="float">
            <text:p>10,47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05" calcext:value-type="float">
            <text:p>405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05" calcext:value-type="float">
            <text:p>405</text:p>
          </table:table-cell>
          <table:table-cell office:value-type="float" office:value="10.42" calcext:value-type="float">
            <text:p>10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0" calcext:value-type="float">
            <text:p>410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0" calcext:value-type="float">
            <text:p>410</text:p>
          </table:table-cell>
          <table:table-cell office:value-type="float" office:value="9.96" calcext:value-type="float">
            <text:p>9,9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15" calcext:value-type="float">
            <text:p>415</text:p>
          </table:table-cell>
          <table:table-cell office:value-type="float" office:value="9.27" calcext:value-type="float">
            <text:p>9,2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15" calcext:value-type="float">
            <text:p>415</text:p>
          </table:table-cell>
          <table:table-cell office:value-type="float" office:value="10.43" calcext:value-type="float">
            <text:p>10,4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0" calcext:value-type="float">
            <text:p>420</text:p>
          </table:table-cell>
          <table:table-cell office:value-type="float" office:value="9.43" calcext:value-type="float">
            <text:p>9,4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0" calcext:value-type="float">
            <text:p>420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25" calcext:value-type="float">
            <text:p>425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25" calcext:value-type="float">
            <text:p>425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0" calcext:value-type="float">
            <text:p>430</text:p>
          </table:table-cell>
          <table:table-cell office:value-type="float" office:value="9.33" calcext:value-type="float">
            <text:p>9,3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0" calcext:value-type="float">
            <text:p>430</text:p>
          </table:table-cell>
          <table:table-cell office:value-type="float" office:value="10.54" calcext:value-type="float">
            <text:p>10,54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35" calcext:value-type="float">
            <text:p>435</text:p>
          </table:table-cell>
          <table:table-cell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35" calcext:value-type="float">
            <text:p>435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0" calcext:value-type="float">
            <text:p>440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0" calcext:value-type="float">
            <text:p>440</text:p>
          </table:table-cell>
          <table:table-cell office:value-type="float" office:value="10.39" calcext:value-type="float">
            <text:p>10,3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45" calcext:value-type="float">
            <text:p>445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45" calcext:value-type="float">
            <text:p>445</text:p>
          </table:table-cell>
          <table:table-cell office:value-type="float" office:value="10.41" calcext:value-type="float">
            <text:p>10,41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0" calcext:value-type="float">
            <text:p>450</text:p>
          </table:table-cell>
          <table:table-cell office:value-type="float" office:value="9.32" calcext:value-type="float">
            <text:p>9,3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0" calcext:value-type="float">
            <text:p>450</text:p>
          </table:table-cell>
          <table:table-cell office:value-type="float" office:value="10.59" calcext:value-type="float">
            <text:p>10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55" calcext:value-type="float">
            <text:p>455</text:p>
          </table:table-cell>
          <table:table-cell office:value-type="float" office:value="8.22" calcext:value-type="float">
            <text:p>8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55" calcext:value-type="float">
            <text:p>455</text:p>
          </table:table-cell>
          <table:table-cell office:value-type="float" office:value="10.56" calcext:value-type="float">
            <text:p>10,5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0" calcext:value-type="float">
            <text:p>460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0" calcext:value-type="float">
            <text:p>460</text:p>
          </table:table-cell>
          <table:table-cell office:value-type="float" office:value="10.59" calcext:value-type="float">
            <text:p>10,59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65" calcext:value-type="float">
            <text:p>465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65" calcext:value-type="float">
            <text:p>465</text:p>
          </table:table-cell>
          <table:table-cell office:value-type="float" office:value="4.55" calcext:value-type="float">
            <text:p>4,5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0" calcext:value-type="float">
            <text:p>470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0" calcext:value-type="float">
            <text:p>470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75" calcext:value-type="float">
            <text:p>47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75" calcext:value-type="float">
            <text:p>475</text:p>
          </table:table-cell>
          <table:table-cell office:value-type="float" office:value="9.42" calcext:value-type="float">
            <text:p>9,4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0" calcext:value-type="float">
            <text:p>480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0" calcext:value-type="float">
            <text:p>480</text:p>
          </table:table-cell>
          <table:table-cell office:value-type="float" office:value="10.52" calcext:value-type="float">
            <text:p>10,52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85" calcext:value-type="float">
            <text:p>485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85" calcext:value-type="float">
            <text:p>485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0" calcext:value-type="float">
            <text:p>490</text:p>
          </table:table-cell>
          <table:table-cell office:value-type="float" office:value="7.22" calcext:value-type="float">
            <text:p>7,2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0" calcext:value-type="float">
            <text:p>49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495" calcext:value-type="float">
            <text:p>495</text:p>
          </table:table-cell>
          <table:table-cell office:value-type="float" office:value="6.86" calcext:value-type="float">
            <text:p>6,86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495" calcext:value-type="float">
            <text:p>495</text:p>
          </table:table-cell>
          <table:table-cell office:value-type="float" office:value="9.43" calcext:value-type="float">
            <text:p>9,43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500" calcext:value-type="float">
            <text:p>50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500" calcext:value-type="float">
            <text:p>500</text:p>
          </table:table-cell>
          <table:table-cell office:value-type="float" office:value="10.55" calcext:value-type="float">
            <text:p>10,55</text:p>
          </table:table-cell>
        </table:table-row>
      </table:table>
      <table:table table:name="Tabella pivot_Test_1" table:style-name="ta1">
        <table:shapes>
          <draw:frame draw:z-index="0" draw:style-name="gr1" draw:text-style-name="P1" svg:width="266.25mm" svg:height="116.87mm" svg:x="23.68mm" svg:y="1.06m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default-cell-style-name="ce15"/>
        <table:table-column table:style-name="co4" table:default-cell-style-name="ce21"/>
        <table:table-row table:style-name="ro1">
          <table:table-cell table:style-name="ce1" office:value-type="string" calcext:value-type="string">
            <text:p>Max - Performance</text:p>
          </table:table-cell>
          <table:table-cell table:style-name="ce6" office:value-type="string" calcext:value-type="string">
            <text:p>Ntrow_Ntcol</text:p>
          </table:table-cell>
          <table:table-cell table:style-name="ce12"/>
          <table:table-cell table:style-name="ce18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style-name="ce7" office:value-type="string" calcext:value-type="string">
            <text:p>1_2</text:p>
          </table:table-cell>
          <table:table-cell table:style-name="ce13" office:value-type="string" calcext:value-type="string">
            <text:p>2_1</text:p>
          </table:table-cell>
          <table:table-cell table:style-name="ce19" office:value-type="string" calcext:value-type="string">
            <text:p>Totale Risultato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,35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,73</text:p>
          </table:table-cell>
          <table:table-cell office:value-type="float" office:value="0.04" calcext:value-type="float">
            <text:p>0,0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,97</text:p>
          </table:table-cell>
          <table:table-cell office:value-type="float" office:value="0.58" calcext:value-type="float">
            <text:p>0,58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" calcext:value-type="float">
            <text:p>0,9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1" calcext:value-type="float">
            <text:p>1,21</text:p>
          </table:table-cell>
          <table:table-cell office:value-type="float" office:value="0.2" calcext:value-type="float">
            <text:p>0,2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7" calcext:value-type="float">
            <text:p>1,27</text:p>
          </table:table-cell>
          <table:table-cell office:value-type="float" office:value="1.11" calcext:value-type="float">
            <text:p>1,11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64" calcext:value-type="float">
            <text:p>1,64</text:p>
          </table:table-cell>
          <table:table-cell office:value-type="float" office:value="1.06" calcext:value-type="float">
            <text:p>1,06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7" calcext:value-type="float">
            <text:p>2,07</text:p>
          </table:table-cell>
          <table:table-cell office:value-type="float" office:value="1.31" calcext:value-type="float">
            <text:p>1,31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41" calcext:value-type="float">
            <text:p>2,41</text:p>
          </table:table-cell>
          <table:table-cell office:value-type="float" office:value="2.29" calcext:value-type="float">
            <text:p>2,29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7" calcext:value-type="float">
            <text:p>2,57</text:p>
          </table:table-cell>
          <table:table-cell table:number-columns-repeated="2"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78" calcext:value-type="float">
            <text:p>2,78</text:p>
          </table:table-cell>
          <table:table-cell table:number-columns-repeated="2"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,27</text:p>
          </table:table-cell>
          <table:table-cell office:value-type="float" office:value="2.44" calcext:value-type="float">
            <text:p>2,44</text:p>
          </table:table-cell>
          <table:table-cell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15" calcext:value-type="float">
            <text:p>3,15</text:p>
          </table:table-cell>
          <table:table-cell table:number-columns-repeated="2"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38" calcext:value-type="float">
            <text:p>3,38</text:p>
          </table:table-cell>
          <table:table-cell table:number-columns-repeated="2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44" calcext:value-type="float">
            <text:p>3,44</text:p>
          </table:table-cell>
          <table:table-cell table:number-columns-repeated="2"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5" calcext:value-type="float">
            <text:p>3,85</text:p>
          </table:table-cell>
          <table:table-cell table:number-columns-repeated="2"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74" calcext:value-type="float">
            <text:p>3,74</text:p>
          </table:table-cell>
          <table:table-cell table:number-columns-repeated="2" office:value-type="float" office:value="4.14" calcext:value-type="float">
            <text:p>4,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64" calcext:value-type="float">
            <text:p>3,64</text:p>
          </table:table-cell>
          <table:table-cell table:number-columns-repeated="2"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4" calcext:value-type="float">
            <text:p>4,24</text:p>
          </table:table-cell>
          <table:table-cell table:number-columns-repeated="2"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18" calcext:value-type="float">
            <text:p>4,18</text:p>
          </table:table-cell>
          <table:table-cell office:value-type="float" office:value="4.03" calcext:value-type="float">
            <text:p>4,03</text:p>
          </table:table-cell>
          <table:table-cell office:value-type="float" office:value="4.18" calcext:value-type="float">
            <text:p>4,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float" office:value="4.19" calcext:value-type="float">
            <text:p>4,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99" calcext:value-type="float">
            <text:p>3,99</text:p>
          </table:table-cell>
          <table:table-cell office:value-type="float" office:value="3.87" calcext:value-type="float">
            <text:p>3,87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3" calcext:value-type="float">
            <text:p>3,83</text:p>
          </table:table-cell>
          <table:table-cell office:value-type="float" office:value="1.17" calcext:value-type="float">
            <text:p>1,1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21" calcext:value-type="float">
            <text:p>1,21</text:p>
          </table:table-cell>
          <table:table-cell table:number-columns-repeated="2"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6" calcext:value-type="float">
            <text:p>1,36</text:p>
          </table:table-cell>
          <table:table-cell table:number-columns-repeated="2"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55" calcext:value-type="float">
            <text:p>1,55</text:p>
          </table:table-cell>
          <table:table-cell office:value-type="float" office:value="0.8" calcext:value-type="float">
            <text:p>0,8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05" calcext:value-type="float">
            <text:p>2,05</text:p>
          </table:table-cell>
          <table:table-cell table:number-columns-repeated="2"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34" calcext:value-type="float">
            <text:p>3,34</text:p>
          </table:table-cell>
          <table:table-cell office:value-type="float" office:value="2.54" calcext:value-type="float">
            <text:p>2,54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6" calcext:value-type="float">
            <text:p>2,26</text:p>
          </table:table-cell>
          <table:table-cell office:value-type="float" office:value="2.02" calcext:value-type="float">
            <text:p>2,02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54" calcext:value-type="float">
            <text:p>2,54</text:p>
          </table:table-cell>
          <table:table-cell office:value-type="float" office:value="1.9" calcext:value-type="float">
            <text:p>1,9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78" calcext:value-type="float">
            <text:p>2,78</text:p>
          </table:table-cell>
          <table:table-cell office:value-type="float" office:value="1.81" calcext:value-type="float">
            <text:p>1,81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66" calcext:value-type="float">
            <text:p>2,66</text:p>
          </table:table-cell>
          <table:table-cell table:number-columns-repeated="2"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86" calcext:value-type="float">
            <text:p>2,86</text:p>
          </table:table-cell>
          <table:table-cell office:value-type="float" office:value="2.83" calcext:value-type="float">
            <text:p>2,83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72" calcext:value-type="float">
            <text:p>2,72</text:p>
          </table:table-cell>
          <table:table-cell table:number-columns-repeated="2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.52" calcext:value-type="float">
            <text:p>4,52</text:p>
          </table:table-cell>
          <table:table-cell table:number-columns-repeated="2"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03" calcext:value-type="float">
            <text:p>3,03</text:p>
          </table:table-cell>
          <table:table-cell table:number-columns-repeated="2" office:value-type="float" office:value="3.58" calcext:value-type="float">
            <text:p>3,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.39" calcext:value-type="float">
            <text:p>4,39</text:p>
          </table:table-cell>
          <table:table-cell table:number-columns-repeated="2" office:value-type="float" office:value="5.16" calcext:value-type="float">
            <text:p>5,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53" calcext:value-type="float">
            <text:p>4,53</text:p>
          </table:table-cell>
          <table:table-cell table:number-columns-repeated="2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6" calcext:value-type="float">
            <text:p>4,96</text:p>
          </table:table-cell>
          <table:table-cell table:number-columns-repeated="2" office:value-type="float" office:value="5.21" calcext:value-type="float">
            <text:p>5,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11" calcext:value-type="float">
            <text:p>5,11</text:p>
          </table:table-cell>
          <table:table-cell table:number-columns-repeated="2" office:value-type="float" office:value="5.22" calcext:value-type="float">
            <text:p>5,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62" calcext:value-type="float">
            <text:p>2,62</text:p>
          </table:table-cell>
          <table:table-cell table:number-columns-repeated="2" office:value-type="float" office:value="5.54" calcext:value-type="float">
            <text:p>5,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6" calcext:value-type="float">
            <text:p>5,36</text:p>
          </table:table-cell>
          <table:table-cell office:value-type="float" office:value="2.72" calcext:value-type="float">
            <text:p>2,72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47" calcext:value-type="float">
            <text:p>3,47</text:p>
          </table:table-cell>
          <table:table-cell office:value-type="float" office:value="2.6" calcext:value-type="float">
            <text:p>2,6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29" calcext:value-type="float">
            <text:p>5,29</text:p>
          </table:table-cell>
          <table:table-cell table:number-columns-repeated="2"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44" calcext:value-type="float">
            <text:p>4,44</text:p>
          </table:table-cell>
          <table:table-cell table:number-columns-repeated="2" office:value-type="float" office:value="4.59" calcext:value-type="float">
            <text:p>4,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87" calcext:value-type="float">
            <text:p>4,87</text:p>
          </table:table-cell>
          <table:table-cell table:number-columns-repeated="2" office:value-type="float" office:value="5.68" calcext:value-type="float">
            <text:p>5,6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48" calcext:value-type="float">
            <text:p>8,48</text:p>
          </table:table-cell>
          <table:table-cell office:value-type="float" office:value="6.55" calcext:value-type="float">
            <text:p>6,55</text:p>
          </table:table-cell>
          <table:table-cell office:value-type="float" office:value="8.48" calcext:value-type="float">
            <text:p>8,4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10.19" calcext:value-type="float">
            <text:p>10,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44" calcext:value-type="float">
            <text:p>8,44</text:p>
          </table:table-cell>
          <table:table-cell table:number-columns-repeated="2"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64" calcext:value-type="float">
            <text:p>8,64</text:p>
          </table:table-cell>
          <table:table-cell table:number-columns-repeated="2" office:value-type="float" office:value="10.25" calcext:value-type="float">
            <text:p>10,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69" calcext:value-type="float">
            <text:p>8,69</text:p>
          </table:table-cell>
          <table:table-cell table:number-columns-repeated="2" office:value-type="float" office:value="10.27" calcext:value-type="float">
            <text:p>10,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10.22" calcext:value-type="float">
            <text:p>10,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78" calcext:value-type="float">
            <text:p>8,78</text:p>
          </table:table-cell>
          <table:table-cell table:number-columns-repeated="2"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75" calcext:value-type="float">
            <text:p>8,75</text:p>
          </table:table-cell>
          <table:table-cell office:value-type="float" office:value="6.7" calcext:value-type="float">
            <text:p>6,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72" calcext:value-type="float">
            <text:p>8,72</text:p>
          </table:table-cell>
          <table:table-cell table:number-columns-repeated="2" office:value-type="float" office:value="10.34" calcext:value-type="float">
            <text:p>10,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56" calcext:value-type="float">
            <text:p>8,56</text:p>
          </table:table-cell>
          <table:table-cell table:number-columns-repeated="2"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17" calcext:value-type="float">
            <text:p>5,17</text:p>
          </table:table-cell>
          <table:table-cell table:number-columns-repeated="2" office:value-type="float" office:value="10.37" calcext:value-type="float">
            <text:p>10,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98" calcext:value-type="float">
            <text:p>8,98</text:p>
          </table:table-cell>
          <table:table-cell table:number-columns-repeated="2" office:value-type="float" office:value="10.49" calcext:value-type="float">
            <text:p>10,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61" calcext:value-type="float">
            <text:p>9,61</text:p>
          </table:table-cell>
          <table:table-cell table:number-columns-repeated="2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21" calcext:value-type="float">
            <text:p>7,21</text:p>
          </table:table-cell>
          <table:table-cell table:number-columns-repeated="2" office:value-type="float" office:value="10.48" calcext:value-type="float">
            <text:p>10,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65" calcext:value-type="float">
            <text:p>9,65</text:p>
          </table:table-cell>
          <table:table-cell table:number-columns-repeated="2" office:value-type="float" office:value="10.51" calcext:value-type="float">
            <text:p>10,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25" calcext:value-type="float">
            <text:p>9,25</text:p>
          </table:table-cell>
          <table:table-cell table:number-columns-repeated="2"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26" calcext:value-type="float">
            <text:p>9,26</text:p>
          </table:table-cell>
          <table:table-cell table:number-columns-repeated="2" office:value-type="float" office:value="10.56" calcext:value-type="float">
            <text:p>10,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22" calcext:value-type="float">
            <text:p>9,22</text:p>
          </table:table-cell>
          <table:table-cell office:value-type="float" office:value="8.2" calcext:value-type="float">
            <text:p>8,2</text:p>
          </table:table-cell>
          <table:table-cell office:value-type="float" office:value="9.22" calcext:value-type="float">
            <text:p>9,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84" calcext:value-type="float">
            <text:p>8,84</text:p>
          </table:table-cell>
          <table:table-cell table:number-columns-repeated="2" office:value-type="float" office:value="9.11" calcext:value-type="float">
            <text:p>9,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91" calcext:value-type="float">
            <text:p>8,91</text:p>
          </table:table-cell>
          <table:table-cell table:number-columns-repeated="2" office:value-type="float" office:value="10.47" calcext:value-type="float">
            <text:p>10,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04" calcext:value-type="float">
            <text:p>9,04</text:p>
          </table:table-cell>
          <table:table-cell table:number-columns-repeated="2" office:value-type="float" office:value="10.42" calcext:value-type="float">
            <text:p>10,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89" calcext:value-type="float">
            <text:p>7,89</text:p>
          </table:table-cell>
          <table:table-cell table:number-columns-repeated="2" office:value-type="float" office:value="9.96" calcext:value-type="float">
            <text:p>9,9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27" calcext:value-type="float">
            <text:p>9,27</text:p>
          </table:table-cell>
          <table:table-cell table:number-columns-repeated="2" office:value-type="float" office:value="10.43" calcext:value-type="float">
            <text:p>10,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43" calcext:value-type="float">
            <text:p>9,43</text:p>
          </table:table-cell>
          <table:table-cell office:value-type="float" office:value="8.71" calcext:value-type="float">
            <text:p>8,71</text:p>
          </table:table-cell>
          <table:table-cell office:value-type="float" office:value="9.43" calcext:value-type="float">
            <text:p>9,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34" calcext:value-type="float">
            <text:p>5,34</text:p>
          </table:table-cell>
          <table:table-cell table:number-columns-repeated="2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33" calcext:value-type="float">
            <text:p>9,33</text:p>
          </table:table-cell>
          <table:table-cell table:number-columns-repeated="2" office:value-type="float" office:value="10.54" calcext:value-type="float">
            <text:p>10,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42" calcext:value-type="float">
            <text:p>9,42</text:p>
          </table:table-cell>
          <table:table-cell office:value-type="float" office:value="8.9" calcext:value-type="float">
            <text:p>8,9</text:p>
          </table:table-cell>
          <table:table-cell office:value-type="float" office:value="9.42" calcext:value-type="float">
            <text:p>9,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62" calcext:value-type="float">
            <text:p>7,62</text:p>
          </table:table-cell>
          <table:table-cell table:number-columns-repeated="2" office:value-type="float" office:value="10.39" calcext:value-type="float">
            <text:p>10,3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69" calcext:value-type="float">
            <text:p>7,69</text:p>
          </table:table-cell>
          <table:table-cell table:number-columns-repeated="2" office:value-type="float" office:value="10.41" calcext:value-type="float">
            <text:p>10,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32" calcext:value-type="float">
            <text:p>9,32</text:p>
          </table:table-cell>
          <table:table-cell table:number-columns-repeated="2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22" calcext:value-type="float">
            <text:p>8,22</text:p>
          </table:table-cell>
          <table:table-cell table:number-columns-repeated="2" office:value-type="float" office:value="10.56" calcext:value-type="float">
            <text:p>10,5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10.59" calcext:value-type="float">
            <text:p>10,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01" calcext:value-type="float">
            <text:p>7,01</text:p>
          </table:table-cell>
          <table:table-cell office:value-type="float" office:value="4.55" calcext:value-type="float">
            <text:p>4,55</text:p>
          </table:table-cell>
          <table:table-cell office:value-type="float" office:value="7.01" calcext:value-type="float">
            <text:p>7,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" calcext:value-type="float">
            <text:p>5,37</text:p>
          </table:table-cell>
          <table:table-cell table:number-columns-repeated="2"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9.42" calcext:value-type="float">
            <text:p>9,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71" calcext:value-type="float">
            <text:p>8,71</text:p>
          </table:table-cell>
          <table:table-cell table:number-columns-repeated="2" office:value-type="float" office:value="10.52" calcext:value-type="float">
            <text:p>10,5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89" calcext:value-type="float">
            <text:p>7,89</text:p>
          </table:table-cell>
          <table:table-cell table:number-columns-repeated="2" office:value-type="float" office:value="9.25" calcext:value-type="float">
            <text:p>9,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22" calcext:value-type="float">
            <text:p>7,22</text:p>
          </table:table-cell>
          <table:table-cell table:number-columns-repeated="2"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86" calcext:value-type="float">
            <text:p>6,86</text:p>
          </table:table-cell>
          <table:table-cell table:number-columns-repeated="2" office:value-type="float" office:value="9.43" calcext:value-type="float">
            <text:p>9,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0" office:value-type="float" office:value="6.82" calcext:value-type="float">
            <text:p>6,82</text:p>
          </table:table-cell>
          <table:table-cell table:style-name="ce16" office:value-type="float" office:value="10.55" calcext:value-type="float">
            <text:p>10,55</text:p>
          </table:table-cell>
          <table:table-cell table:style-name="ce22" office:value-type="float" office:value="10.55" calcext:value-type="float">
            <text:p>10,55</text:p>
          </table:table-cell>
        </table:table-row>
        <table:table-row table:style-name="ro1">
          <table:table-cell table:style-name="ce5" office:value-type="string" calcext:value-type="string">
            <text:p>Totale Risultato</text:p>
          </table:table-cell>
          <table:table-cell table:style-name="ce11" office:value-type="float" office:value="9.65" calcext:value-type="float">
            <text:p>9,65</text:p>
          </table:table-cell>
          <table:table-cell table:style-name="ce17" office:value-type="float" office:value="10.61" calcext:value-type="float">
            <text:p>10,61</text:p>
          </table:table-cell>
          <table:table-cell table:style-name="ce23" office:value-type="float" office:value="10.61" calcext:value-type="float">
            <text:p>10,61</text:p>
          </table:table-cell>
        </table:table-row>
      </table:table>
      <table:named-expressions/>
      <table:data-pilot-tables>
        <table:data-pilot-table table:name="DataPilot1" table:application-data="" table:target-range-address="'Tabella pivot_Test_1'.A1:'Tabella pivot_Test_1'.D103" table:buttons="'Tabella pivot_Test_1'.A2 'Tabella pivot_Test_1'.B1" table:show-filter-button="false" table:drill-down-on-double-click="false">
          <table:source-cell-range table:cell-range-address="Test.A1:Test.C201"/>
          <table:data-pilot-field table:source-field-name="Ntrow_Ntcol" table:orientation="column" table:used-hierarchy="0" table:function="auto">
            <table:data-pilot-level table:show-empty="false" calcext:repeat-item-labels="false">
              <table:data-pilot-members>
                <table:data-pilot-member table:name="1_2" table:display="true" table:show-details="true"/>
                <table:data-pilot-member table:name="2_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mension" table:orientation="row" table:used-hierarchy="0" table:function="auto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60" table:display="true" table:show-details="true"/>
                <table:data-pilot-member table:name="65" table:display="true" table:show-details="true"/>
                <table:data-pilot-member table:name="70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5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5" table:display="true" table:show-details="true"/>
                <table:data-pilot-member table:name="150" table:display="true" table:show-details="true"/>
                <table:data-pilot-member table:name="155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70" table:display="true" table:show-details="true"/>
                <table:data-pilot-member table:name="175" table:display="true" table:show-details="true"/>
                <table:data-pilot-member table:name="180" table:display="true" table:show-details="true"/>
                <table:data-pilot-member table:name="185" table:display="true" table:show-details="true"/>
                <table:data-pilot-member table:name="190" table:display="true" table:show-details="true"/>
                <table:data-pilot-member table:name="195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10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55" table:display="true" table:show-details="true"/>
                <table:data-pilot-member table:name="260" table:display="true" table:show-details="true"/>
                <table:data-pilot-member table:name="265" table:display="true" table:show-details="true"/>
                <table:data-pilot-member table:name="270" table:display="true" table:show-details="true"/>
                <table:data-pilot-member table:name="275" table:display="true" table:show-details="true"/>
                <table:data-pilot-member table:name="280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25" table:display="true" table:show-details="true"/>
                <table:data-pilot-member table:name="33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0" table:display="true" table:show-details="true"/>
                <table:data-pilot-member table:name="365" table:display="true" table:show-details="true"/>
                <table:data-pilot-member table:name="370" table:display="true" table:show-details="true"/>
                <table:data-pilot-member table:name="375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390" table:display="true" table:show-details="true"/>
                <table:data-pilot-member table:name="395" table:display="true" table:show-details="true"/>
                <table:data-pilot-member table:name="400" table:display="true" table:show-details="true"/>
                <table:data-pilot-member table:name="405" table:display="true" table:show-details="true"/>
                <table:data-pilot-member table:name="410" table:display="true" table:show-details="true"/>
                <table:data-pilot-member table:name="415" table:display="true" table:show-details="true"/>
                <table:data-pilot-member table:name="420" table:display="true" table:show-details="true"/>
                <table:data-pilot-member table:name="425" table:display="true" table:show-details="true"/>
                <table:data-pilot-member table:name="430" table:display="true" table:show-details="true"/>
                <table:data-pilot-member table:name="435" table:display="true" table:show-details="true"/>
                <table:data-pilot-member table:name="440" table:display="true" table:show-details="true"/>
                <table:data-pilot-member table:name="445" table:display="true" table:show-details="true"/>
                <table:data-pilot-member table:name="450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5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0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5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formanc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01" table:display="true" table:show-details="true"/>
                <table:data-pilot-member table:name="0,04" table:display="true" table:show-details="true"/>
                <table:data-pilot-member table:name="0,05" table:display="true" table:show-details="true"/>
                <table:data-pilot-member table:name="0,06" table:display="true" table:show-details="true"/>
                <table:data-pilot-member table:name="0,08" table:display="true" table:show-details="true"/>
                <table:data-pilot-member table:name="0,1" table:display="true" table:show-details="true"/>
                <table:data-pilot-member table:name="0,15" table:display="true" table:show-details="true"/>
                <table:data-pilot-member table:name="0,17" table:display="true" table:show-details="true"/>
                <table:data-pilot-member table:name="0,18" table:display="true" table:show-details="true"/>
                <table:data-pilot-member table:name="0,2" table:display="true" table:show-details="true"/>
                <table:data-pilot-member table:name="0,35" table:display="true" table:show-details="true"/>
                <table:data-pilot-member table:name="0,46" table:display="true" table:show-details="true"/>
                <table:data-pilot-member table:name="0,52" table:display="true" table:show-details="true"/>
                <table:data-pilot-member table:name="0,58" table:display="true" table:show-details="true"/>
                <table:data-pilot-member table:name="0,61" table:display="true" table:show-details="true"/>
                <table:data-pilot-member table:name="0,7" table:display="true" table:show-details="true"/>
                <table:data-pilot-member table:name="0,73" table:display="true" table:show-details="true"/>
                <table:data-pilot-member table:name="0,78" table:display="true" table:show-details="true"/>
                <table:data-pilot-member table:name="0,8" table:display="true" table:show-details="true"/>
                <table:data-pilot-member table:name="0,82" table:display="true" table:show-details="true"/>
                <table:data-pilot-member table:name="0,88" table:display="true" table:show-details="true"/>
                <table:data-pilot-member table:name="0,95" table:display="true" table:show-details="true"/>
                <table:data-pilot-member table:name="0,96" table:display="true" table:show-details="true"/>
                <table:data-pilot-member table:name="0,97" table:display="true" table:show-details="true"/>
                <table:data-pilot-member table:name="1,06" table:display="true" table:show-details="true"/>
                <table:data-pilot-member table:name="1,11" table:display="true" table:show-details="true"/>
                <table:data-pilot-member table:name="1,12" table:display="true" table:show-details="true"/>
                <table:data-pilot-member table:name="1,15" table:display="true" table:show-details="true"/>
                <table:data-pilot-member table:name="1,17" table:display="true" table:show-details="true"/>
                <table:data-pilot-member table:name="1,21" table:display="true" table:show-details="true"/>
                <table:data-pilot-member table:name="1,27" table:display="true" table:show-details="true"/>
                <table:data-pilot-member table:name="1,31" table:display="true" table:show-details="true"/>
                <table:data-pilot-member table:name="1,36" table:display="true" table:show-details="true"/>
                <table:data-pilot-member table:name="1,44" table:display="true" table:show-details="true"/>
                <table:data-pilot-member table:name="1,55" table:display="true" table:show-details="true"/>
                <table:data-pilot-member table:name="1,64" table:display="true" table:show-details="true"/>
                <table:data-pilot-member table:name="1,78" table:display="true" table:show-details="true"/>
                <table:data-pilot-member table:name="1,81" table:display="true" table:show-details="true"/>
                <table:data-pilot-member table:name="1,83" table:display="true" table:show-details="true"/>
                <table:data-pilot-member table:name="1,9" table:display="true" table:show-details="true"/>
                <table:data-pilot-member table:name="1,93" table:display="true" table:show-details="true"/>
                <table:data-pilot-member table:name="2,02" table:display="true" table:show-details="true"/>
                <table:data-pilot-member table:name="2,05" table:display="true" table:show-details="true"/>
                <table:data-pilot-member table:name="2,07" table:display="true" table:show-details="true"/>
                <table:data-pilot-member table:name="2,26" table:display="true" table:show-details="true"/>
                <table:data-pilot-member table:name="2,29" table:display="true" table:show-details="true"/>
                <table:data-pilot-member table:name="2,41" table:display="true" table:show-details="true"/>
                <table:data-pilot-member table:name="2,44" table:display="true" table:show-details="true"/>
                <table:data-pilot-member table:name="2,54" table:display="true" table:show-details="true"/>
                <table:data-pilot-member table:name="2,57" table:display="true" table:show-details="true"/>
                <table:data-pilot-member table:name="2,6" table:display="true" table:show-details="true"/>
                <table:data-pilot-member table:name="2,62" table:display="true" table:show-details="true"/>
                <table:data-pilot-member table:name="2,66" table:display="true" table:show-details="true"/>
                <table:data-pilot-member table:name="2,72" table:display="true" table:show-details="true"/>
                <table:data-pilot-member table:name="2,78" table:display="true" table:show-details="true"/>
                <table:data-pilot-member table:name="2,83" table:display="true" table:show-details="true"/>
                <table:data-pilot-member table:name="2,84" table:display="true" table:show-details="true"/>
                <table:data-pilot-member table:name="2,86" table:display="true" table:show-details="true"/>
                <table:data-pilot-member table:name="2,95" table:display="true" table:show-details="true"/>
                <table:data-pilot-member table:name="2,97" table:display="true" table:show-details="true"/>
                <table:data-pilot-member table:name="3,03" table:display="true" table:show-details="true"/>
                <table:data-pilot-member table:name="3,15" table:display="true" table:show-details="true"/>
                <table:data-pilot-member table:name="3,27" table:display="true" table:show-details="true"/>
                <table:data-pilot-member table:name="3,29" table:display="true" table:show-details="true"/>
                <table:data-pilot-member table:name="3,34" table:display="true" table:show-details="true"/>
                <table:data-pilot-member table:name="3,38" table:display="true" table:show-details="true"/>
                <table:data-pilot-member table:name="3,44" table:display="true" table:show-details="true"/>
                <table:data-pilot-member table:name="3,45" table:display="true" table:show-details="true"/>
                <table:data-pilot-member table:name="3,47" table:display="true" table:show-details="true"/>
                <table:data-pilot-member table:name="3,49" table:display="true" table:show-details="true"/>
                <table:data-pilot-member table:name="3,58" table:display="true" table:show-details="true"/>
                <table:data-pilot-member table:name="3,64" table:display="true" table:show-details="true"/>
                <table:data-pilot-member table:name="3,67" table:display="true" table:show-details="true"/>
                <table:data-pilot-member table:name="3,7" table:display="true" table:show-details="true"/>
                <table:data-pilot-member table:name="3,72" table:display="true" table:show-details="true"/>
                <table:data-pilot-member table:name="3,74" table:display="true" table:show-details="true"/>
                <table:data-pilot-member table:name="3,83" table:display="true" table:show-details="true"/>
                <table:data-pilot-member table:name="3,85" table:display="true" table:show-details="true"/>
                <table:data-pilot-member table:name="3,86" table:display="true" table:show-details="true"/>
                <table:data-pilot-member table:name="3,87" table:display="true" table:show-details="true"/>
                <table:data-pilot-member table:name="3,99" table:display="true" table:show-details="true"/>
                <table:data-pilot-member table:name="4,03" table:display="true" table:show-details="true"/>
                <table:data-pilot-member table:name="4,07" table:display="true" table:show-details="true"/>
                <table:data-pilot-member table:name="4,14" table:display="true" table:show-details="true"/>
                <table:data-pilot-member table:name="4,17" table:display="true" table:show-details="true"/>
                <table:data-pilot-member table:name="4,18" table:display="true" table:show-details="true"/>
                <table:data-pilot-member table:name="4,19" table:display="true" table:show-details="true"/>
                <table:data-pilot-member table:name="4,23" table:display="true" table:show-details="true"/>
                <table:data-pilot-member table:name="4,24" table:display="true" table:show-details="true"/>
                <table:data-pilot-member table:name="4,39" table:display="true" table:show-details="true"/>
                <table:data-pilot-member table:name="4,44" table:display="true" table:show-details="true"/>
                <table:data-pilot-member table:name="4,52" table:display="true" table:show-details="true"/>
                <table:data-pilot-member table:name="4,53" table:display="true" table:show-details="true"/>
                <table:data-pilot-member table:name="4,55" table:display="true" table:show-details="true"/>
                <table:data-pilot-member table:name="4,59" table:display="true" table:show-details="true"/>
                <table:data-pilot-member table:name="4,87" table:display="true" table:show-details="true"/>
                <table:data-pilot-member table:name="4,96" table:display="true" table:show-details="true"/>
                <table:data-pilot-member table:name="5,07" table:display="true" table:show-details="true"/>
                <table:data-pilot-member table:name="5,11" table:display="true" table:show-details="true"/>
                <table:data-pilot-member table:name="5,16" table:display="true" table:show-details="true"/>
                <table:data-pilot-member table:name="5,17" table:display="true" table:show-details="true"/>
                <table:data-pilot-member table:name="5,21" table:display="true" table:show-details="true"/>
                <table:data-pilot-member table:name="5,22" table:display="true" table:show-details="true"/>
                <table:data-pilot-member table:name="5,29" table:display="true" table:show-details="true"/>
                <table:data-pilot-member table:name="5,34" table:display="true" table:show-details="true"/>
                <table:data-pilot-member table:name="5,36" table:display="true" table:show-details="true"/>
                <table:data-pilot-member table:name="5,37" table:display="true" table:show-details="true"/>
                <table:data-pilot-member table:name="5,41" table:display="true" table:show-details="true"/>
                <table:data-pilot-member table:name="5,54" table:display="true" table:show-details="true"/>
                <table:data-pilot-member table:name="5,6" table:display="true" table:show-details="true"/>
                <table:data-pilot-member table:name="5,68" table:display="true" table:show-details="true"/>
                <table:data-pilot-member table:name="5,81" table:display="true" table:show-details="true"/>
                <table:data-pilot-member table:name="5,88" table:display="true" table:show-details="true"/>
                <table:data-pilot-member table:name="6,55" table:display="true" table:show-details="true"/>
                <table:data-pilot-member table:name="6,7" table:display="true" table:show-details="true"/>
                <table:data-pilot-member table:name="6,82" table:display="true" table:show-details="true"/>
                <table:data-pilot-member table:name="6,86" table:display="true" table:show-details="true"/>
                <table:data-pilot-member table:name="7,01" table:display="true" table:show-details="true"/>
                <table:data-pilot-member table:name="7,21" table:display="true" table:show-details="true"/>
                <table:data-pilot-member table:name="7,22" table:display="true" table:show-details="true"/>
                <table:data-pilot-member table:name="7,5" table:display="true" table:show-details="true"/>
                <table:data-pilot-member table:name="7,62" table:display="true" table:show-details="true"/>
                <table:data-pilot-member table:name="7,69" table:display="true" table:show-details="true"/>
                <table:data-pilot-member table:name="7,89" table:display="true" table:show-details="true"/>
                <table:data-pilot-member table:name="8,2" table:display="true" table:show-details="true"/>
                <table:data-pilot-member table:name="8,22" table:display="true" table:show-details="true"/>
                <table:data-pilot-member table:name="8,44" table:display="true" table:show-details="true"/>
                <table:data-pilot-member table:name="8,47" table:display="true" table:show-details="true"/>
                <table:data-pilot-member table:name="8,48" table:display="true" table:show-details="true"/>
                <table:data-pilot-member table:name="8,5" table:display="true" table:show-details="true"/>
                <table:data-pilot-member table:name="8,56" table:display="true" table:show-details="true"/>
                <table:data-pilot-member table:name="8,64" table:display="true" table:show-details="true"/>
                <table:data-pilot-member table:name="8,69" table:display="true" table:show-details="true"/>
                <table:data-pilot-member table:name="8,71" table:display="true" table:show-details="true"/>
                <table:data-pilot-member table:name="8,72" table:display="true" table:show-details="true"/>
                <table:data-pilot-member table:name="8,75" table:display="true" table:show-details="true"/>
                <table:data-pilot-member table:name="8,78" table:display="true" table:show-details="true"/>
                <table:data-pilot-member table:name="8,84" table:display="true" table:show-details="true"/>
                <table:data-pilot-member table:name="8,9" table:display="true" table:show-details="true"/>
                <table:data-pilot-member table:name="8,91" table:display="true" table:show-details="true"/>
                <table:data-pilot-member table:name="8,98" table:display="true" table:show-details="true"/>
                <table:data-pilot-member table:name="9,04" table:display="true" table:show-details="true"/>
                <table:data-pilot-member table:name="9,11" table:display="true" table:show-details="true"/>
                <table:data-pilot-member table:name="9,22" table:display="true" table:show-details="true"/>
                <table:data-pilot-member table:name="9,25" table:display="true" table:show-details="true"/>
                <table:data-pilot-member table:name="9,26" table:display="true" table:show-details="true"/>
                <table:data-pilot-member table:name="9,27" table:display="true" table:show-details="true"/>
                <table:data-pilot-member table:name="9,32" table:display="true" table:show-details="true"/>
                <table:data-pilot-member table:name="9,33" table:display="true" table:show-details="true"/>
                <table:data-pilot-member table:name="9,42" table:display="true" table:show-details="true"/>
                <table:data-pilot-member table:name="9,43" table:display="true" table:show-details="true"/>
                <table:data-pilot-member table:name="9,53" table:display="true" table:show-details="true"/>
                <table:data-pilot-member table:name="9,61" table:display="true" table:show-details="true"/>
                <table:data-pilot-member table:name="9,65" table:display="true" table:show-details="true"/>
                <table:data-pilot-member table:name="9,8" table:display="true" table:show-details="true"/>
                <table:data-pilot-member table:name="9,96" table:display="true" table:show-details="true"/>
                <table:data-pilot-member table:name="10,11" table:display="true" table:show-details="true"/>
                <table:data-pilot-member table:name="10,19" table:display="true" table:show-details="true"/>
                <table:data-pilot-member table:name="10,22" table:display="true" table:show-details="true"/>
                <table:data-pilot-member table:name="10,25" table:display="true" table:show-details="true"/>
                <table:data-pilot-member table:name="10,27" table:display="true" table:show-details="true"/>
                <table:data-pilot-member table:name="10,28" table:display="true" table:show-details="true"/>
                <table:data-pilot-member table:name="10,34" table:display="true" table:show-details="true"/>
                <table:data-pilot-member table:name="10,37" table:display="true" table:show-details="true"/>
                <table:data-pilot-member table:name="10,39" table:display="true" table:show-details="true"/>
                <table:data-pilot-member table:name="10,41" table:display="true" table:show-details="true"/>
                <table:data-pilot-member table:name="10,42" table:display="true" table:show-details="true"/>
                <table:data-pilot-member table:name="10,43" table:display="true" table:show-details="true"/>
                <table:data-pilot-member table:name="10,47" table:display="true" table:show-details="true"/>
                <table:data-pilot-member table:name="10,48" table:display="true" table:show-details="true"/>
                <table:data-pilot-member table:name="10,49" table:display="true" table:show-details="true"/>
                <table:data-pilot-member table:name="10,51" table:display="true" table:show-details="true"/>
                <table:data-pilot-member table:name="10,52" table:display="true" table:show-details="true"/>
                <table:data-pilot-member table:name="10,54" table:display="true" table:show-details="true"/>
                <table:data-pilot-member table:name="10,55" table:display="true" table:show-details="true"/>
                <table:data-pilot-member table:name="10,56" table:display="true" table:show-details="true"/>
                <table:data-pilot-member table:name="10,59" table:display="true" table:show-details="true"/>
                <table:data-pilot-member table:name="10,6" table:display="true" table:show-details="true"/>
                <table:data-pilot-member table:name="10,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mpo_20_tabella_20_pivot" style:display-name="Campo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6T10:13:35.917321897</dc:date>
    <meta:editing-duration>PT5M22S</meta:editing-duration>
    <meta:editing-cycles>1</meta:editing-cycles>
    <meta:document-statistic meta:table-count="2" meta:cell-count="10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26cm" svg:height="11.688cm" xlink:href=".." xlink:type="simple" loext:data-pilot-source="DataPilot1" chart:class="chart:line" chart:style-name="ch1">
        <chart:title svg:x="11.497cm" svg:y="0.369cm" chart:style-name="ch2">
          <text:p>Mat_Mat Threads</text:p>
        </chart:title>
        <chart:legend chart:legend-position="end" svg:x="22.09cm" svg:y="3.831cm" style:legend-expansion="high" chart:style-name="ch3"/>
        <chart:plot-area chart:style-name="ch4" table:cell-range-address="PivotChart" chart:data-source-has-labels="column" svg:x="1.543cm" svg:y="1.381cm" svg:width="20.015cm" svg:height="8.193cm">
          <chartooo:coordinate-region svg:x="1.979cm" svg:y="1.502cm" svg:width="19.253cm" svg:height="7.069cm"/>
          <chart:axis chart:dimension="x" chart:name="primary-x" chart:style-name="ch5" chartooo:axis-type="auto">
            <chartooo:date-scale/>
            <chart:title svg:x="11.374cm" svg:y="9.807cm" chart:style-name="ch6">
              <text:p>N</text:p>
            </chart:title>
            <chart:categories table:cell-range-address="PT@categories"/>
          </chart:axis>
          <chart:axis chart:dimension="y" chart:name="primary-y" chart:style-name="ch5">
            <chart:title svg:x="0.451cm" svg:y="6.05cm" chart:style-name="ch7">
              <text:p>GFlop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100"/>
          </chart:series>
          <chart:series chart:style-name="ch10" chart:values-cell-range-address="PT@data 1" chart:label-cell-address="PT@label 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_2</text:p>
                <draw:g>
                  <svg:desc>PT@label 0</svg:desc>
                </draw:g>
              </table:table-cell>
              <table:table-cell office:value-type="string">
                <text:p>2_1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PT@categories</svg:desc>
                </draw:g>
              </table:table-cell>
              <table:table-cell office:value-type="float" office:value="0">
                <text:p>0</text:p>
                <draw:g>
                  <svg:desc>PT@data 0</svg:desc>
                </draw:g>
              </table:table-cell>
              <table:table-cell office:value-type="float" office:value="0">
                <text:p>0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">
                <text:p>0.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">
                <text:p>0.1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">
                <text:p>0.9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">
                <text:p>0.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1">
                <text:p>1.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">
                <text:p>0.0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">
                <text:p>1.2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4">
                <text:p>1.6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">
                <text:p>0.6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">
                <text:p>2.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">
                <text:p>0.8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1">
                <text:p>2.4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7">
                <text:p>2.5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8">
                <text:p>2.78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7">
                <text:p>3.27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5">
                <text:p>3.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8">
                <text:p>3.38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4">
                <text:p>3.4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67">
                <text:p>3.6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2">
                <text:p>3.7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5">
                <text:p>3.85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4">
                <text:p>3.7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4">
                <text:p>3.6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24">
                <text:p>4.24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8">
                <text:p>4.18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7">
                <text:p>4.1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9">
                <text:p>3.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3">
                <text:p>3.8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1">
                <text:p>1.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6">
                <text:p>0.4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6">
                <text:p>1.3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5">
                <text:p>1.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05">
                <text:p>2.0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4">
                <text:p>3.3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">
                <text:p>0.8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26">
                <text:p>2.2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1">
                <text:p>1.1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54">
                <text:p>2.5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2">
                <text:p>1.1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78">
                <text:p>2.7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66">
                <text:p>2.6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86">
                <text:p>2.86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72">
                <text:p>2.7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52">
                <text:p>4.52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3">
                <text:p>3.03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39">
                <text:p>4.39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3">
                <text:p>4.5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6">
                <text:p>4.9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11">
                <text:p>5.1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62">
                <text:p>2.62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36">
                <text:p>5.36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47">
                <text:p>3.4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29">
                <text:p>5.29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44">
                <text:p>4.44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87">
                <text:p>4.87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48">
                <text:p>8.48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47">
                <text:p>8.47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4">
                <text:p>8.44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64">
                <text:p>8.6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69">
                <text:p>8.69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5">
                <text:p>8.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78">
                <text:p>8.7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75">
                <text:p>8.7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72">
                <text:p>8.72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56">
                <text:p>8.56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17">
                <text:p>5.17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98">
                <text:p>8.98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61">
                <text:p>9.6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21">
                <text:p>7.21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65">
                <text:p>9.65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25">
                <text:p>9.2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26">
                <text:p>9.2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22">
                <text:p>9.2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84">
                <text:p>8.84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91">
                <text:p>8.91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04">
                <text:p>9.04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89">
                <text:p>7.89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27">
                <text:p>9.27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43">
                <text:p>9.43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34">
                <text:p>5.34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33">
                <text:p>9.33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42">
                <text:p>9.42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62">
                <text:p>7.62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69">
                <text:p>7.69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32">
                <text:p>9.32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22">
                <text:p>8.2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53">
                <text:p>9.53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01">
                <text:p>7.01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37">
                <text:p>5.37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5">
                <text:p>7.5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71">
                <text:p>8.7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.89">
                <text:p>7.8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22">
                <text:p>7.22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86">
                <text:p>6.86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82">
                <text:p>6.82</text:p>
              </table:table-cell>
              <table:table-cell office:value-type="float" office:value="10.55">
                <text:p>1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